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2171a" officeooo:paragraph-rsid="0012171a"/>
    </style:style>
    <style:style style:name="P2" style:family="paragraph" style:parent-style-name="Text_20_body">
      <style:paragraph-properties fo:break-before="page"/>
      <style:text-properties fo:language="de" fo:country="DE" officeooo:rsid="00132334" officeooo:paragraph-rsid="00132334"/>
    </style:style>
    <style:style style:name="P3" style:family="paragraph" style:parent-style-name="Text_20_body">
      <style:text-properties fo:language="de" fo:country="DE" officeooo:rsid="00132334" officeooo:paragraph-rsid="00132334"/>
    </style:style>
    <style:style style:name="P4" style:family="paragraph" style:parent-style-name="Heading_20_2">
      <style:text-properties fo:language="de" fo:country="DE"/>
    </style:style>
    <style:style style:name="P5" style:family="paragraph" style:parent-style-name="Heading_20_3">
      <style:text-properties fo:language="de" fo:country="DE"/>
    </style:style>
    <style:style style:name="P6" style:family="paragraph" style:parent-style-name="Heading_20_4">
      <style:text-properties fo:language="de" fo:country="DE"/>
    </style:style>
    <style:style style:name="P7" style:family="paragraph" style:parent-style-name="Text_20_body">
      <style:text-properties fo:language="de" fo:country="DE" officeooo:rsid="0013fb44" officeooo:paragraph-rsid="0013fb44"/>
    </style:style>
    <style:style style:name="P8" style:family="paragraph" style:parent-style-name="Text_20_body">
      <style:text-properties fo:language="de" fo:country="DE"/>
    </style:style>
    <style:style style:name="T1" style:family="text">
      <style:text-properties officeooo:rsid="0010adf2"/>
    </style:style>
    <style:style style:name="T2" style:family="text">
      <style:text-properties officeooo:rsid="00132334"/>
    </style:style>
    <style:style style:name="T3" style:family="text">
      <style:text-properties officeooo:rsid="0013f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Simulation eines Botnetzes</text:h>
      <text:p text:style-name="P7">Ein Botnetz, näher die Software zur unbemerkten Steuerung eines Hosts durch ein außenstehendes System, ist Schadcode. Als dieser </text:p>
      <text:p text:style-name="P1"><text:span text:style-name="T3">D</text:span>iese<text:span text:style-name="T3">s</text:span> Kapitel <text:span text:style-name="T3">handelt von</text:span> d<text:span text:style-name="T3">er Auswahl einer geeigneten Netzwerk Simulations-Software und der Umsetzung verschiedener Szenarien der Botnetkomunikation.</text:span></text:p>
      <text:h text:style-name="P5" text:outline-level="3">Verwendete Tools</text:h>
      <text:p text:style-name="P7">Dieser Abschnitt beschäftigt sich mit verschiedener Netzwerk Simulations-Software. Jedes Tool verfügt über einen Zielansatz der die Software charakterisiert. Eine Gegenüberstellung lässt Schlüsse darauf zu, welches Simulations-Programm am besten für die geplante Verwendung geeignet ist.</text:p>
      <text:h text:style-name="P6" text:outline-level="4">NS2</text:h>
      <text:p text:style-name="P8"/>
      <text:h text:style-name="P6" text:outline-level="4">NS3</text:h>
      <text:p text:style-name="P8"/>
      <text:h text:style-name="P6" text:outline-level="4">Netsim</text:h>
      <text:p text:style-name="P8"/>
      <text:h text:style-name="P6" text:outline-level="4">Omnet++</text:h>
      <text:p text:style-name="P8"/>
      <text:h text:style-name="P5" text:outline-level="3">Botnet Sim<text:span text:style-name="T1">u</text:span>lation Framework für Omnet++</text:h>
      <text:p text:style-name="P1">Hierbei wird erklärt um was es sich bei dem Botnet Sim<text:span text:style-name="T1">u</text:span>lation Framework (BSF) handelt und es wird speziell auf die Ergebnisse eingegangen, welche die Simulation ergeben hat. <text:span text:style-name="T2">(Zitate/Referenzen auf die Doku oder Arbeiten mit dem Tool)</text:span></text:p>
      <text:p text:style-name="P1">Wie lässt sich das Verhalten Analysieren und bei unterschiedlichen Ausgangssituationen, ob als Auflistung oder Gegenüberstellung <text:span text:style-name="T2">(Zitate/Referenzen zur verschiedenen bekannten Botnetzen)</text:span></text:p>
      <text:p text:style-name="P1"/>
      <text:p text:style-name="P2">Referenzen: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8T11:37:03.043000000</dc:date>
    <meta:editing-duration>PT1H12M41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3" meta:word-count="140" meta:character-count="1097" meta:non-whitespace-character-count="969"/>
  </office:meta>
</office:document-meta>
</file>